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8.55133333333333cm"/>
    </style:style>
    <style:style style:name="co2" style:family="table-column">
      <style:table-column-properties fo:break-before="auto" style:column-width="6.07483333333333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841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Element14 part number</text:p>
          </table:table-cell>
          <table:table-cell office:value-type="string" table:style-name="ce2">
            <text:p>Qty</text:p>
          </table:table-cell>
          <table:table-cell office:value-type="string" table:style-name="ce3">
            <text:p>Pric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SDRAM, DDR, 512MBIT, 66TSOP; DRAM Memory Configuration:32M x 16bit; Access Time:5ns; Page Size:-; No. of Pins:66Pins; Memory Case Style:TSOP; Operating Temperature Min:0°C; Operating Temperature Max:70°C; IC Interface Ty</text:p>
          </table:table-cell>
          <table:table-cell office:value-type="string" table:style-name="ce3">
            <text:p>MICRON</text:p>
          </table:table-cell>
          <table:table-cell office:value-type="string" table:style-name="ce4">
            <text:p>MT46V32M16P-5B:J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648</text:p>
          </table:table-cell>
          <table:table-cell table:number-columns-repeated="5" table:style-name="ce3"/>
          <table:table-cell office:value-type="float" office:value="648" table:style-name="ce3">
            <text:p>64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PU, 32BIT, I.MX233, IND, 128LQFP; Product Range:i.MX23 Series; MPU Core Size:32bit; Program Memory Size:16KB; No. of Pins:128Pins; MPU Case Style:LQFP; Supply Voltage Min:-; Supply Voltage Max:1.4V; Operating Temperatur</text:p>
          </table:table-cell>
          <table:table-cell office:value-type="string" table:style-name="ce3">
            <text:p>NXP</text:p>
          </table:table-cell>
          <table:table-cell office:value-type="string" table:style-name="ce4">
            <text:p>MCIMX233CAG4C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370</text:p>
          </table:table-cell>
          <table:table-cell table:number-columns-repeated="5" table:style-name="ce3"/>
          <table:table-cell office:value-type="float" office:value="370" table:style-name="ce3">
            <text:p>37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 Connector Type:Micro USB Type B; USB Standard:USB 2.0; Gender:Receptacle; No. of Positions:5Ways; Connector Mounting:Surface Mount; Orientation:Right Angle; Contact Material:Copper Alloy; Contact Pl</text:p>
          </table:table-cell>
          <table:table-cell office:value-type="string" table:style-name="ce3">
            <text:p>MOLEX</text:p>
          </table:table-cell>
          <table:table-cell office:value-type="string" table:style-name="ce4">
            <text:p>105017-000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400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CONNECTOR, MICRO SD, STANDARD, 8POS, SMT; Product Range:DM3 Series; Connector Type:Micro SD; No. of Contacts:8Contacts; Contact Material:Copper Alloy; Contact Plating:Gold Plated Contacts; Contact Termination:Surface Mou</text:p>
          </table:table-cell>
          <table:table-cell office:value-type="string" table:style-name="ce3">
            <text:p>HIROSE(HRS)</text:p>
          </table:table-cell>
          <table:table-cell office:value-type="string" table:style-name="ce4">
            <text:p>DM3AT-SF-PEJM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271</text:p>
          </table:table-cell>
          <table:table-cell table:number-columns-repeated="5" table:style-name="ce3"/>
          <table:table-cell office:value-type="float" office:value="271" table:style-name="ce3">
            <text:p>27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RYSTAL, 24MHZ, 30PF, HC49; Product Range:HC-49/4H Series; Frequency Nom:24MHz; Frequency Stability + / -:50ppm; Frequency Tolerance + / -:30ppm; Crystal Case:Through Hole, 11mm x 4.7mm; Load Capacitance:30pF; Operating</text:p>
          </table:table-cell>
          <table:table-cell office:value-type="string" table:style-name="ce3">
            <text:p>IQD FREQUENCY PRODUCTS</text:p>
          </table:table-cell>
          <table:table-cell office:value-type="string" table:style-name="ce4">
            <text:p>LFXTAL0033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s.40</text:p>
          </table:table-cell>
          <table:table-cell table:number-columns-repeated="5" table:style-name="ce3"/>
          <table:table-cell office:value-type="float" office:value="40" table:style-name="ce3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AP, MLCC, C0G, 30PF, 50V, 0402; Ceramic Capacitor Case:0402 [1005 Metric]; Capacitance:30pF; Voltage Rating:50V; Capacitance Tolerance:± 5%; Dielectric Characteristic:C0G / NP0; Product Range:GRM Series; Packaging:Cut T</text:p>
          </table:table-cell>
          <table:table-cell office:value-type="string" table:style-name="ce3">
            <text:p>MURATA</text:p>
          </table:table-cell>
          <table:table-cell office:value-type="string" table:style-name="ce4">
            <text:p>MC0402N300J500CT or 0402N300J500CT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Rs.1</text:p>
          </table:table-cell>
          <table:table-cell table:style-name="ce3">
            <draw:frame draw:z-index="1" draw:id="id0" draw:style-name="a0" draw:name="Picture 1" svg:x="0.35in" svg:y="0.15in" svg:width="0.29167in" svg:height="0.28821in" style:rel-width="scale" style:rel-height="scale">
              <draw:image xlink:href="media/image1.jpeg" xlink:type="simple" xlink:show="embed" xlink:actuate="onLoad"/>
              <svg:title/>
              <svg:desc>http://in.element14.com/productimages/standard/en_US/4595607.jpg</svg:desc>
            </draw:frame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DUCTOR, 15UH, 10%, 0.8A TH RADIAL; Product Range:1100R Series; Inductance:15µH; Inductance Tolerance:± 10%; DC Resistance Max:0.19ohm; RMS Current (Irms):800mA; Saturation Current (Isat):800mA; Packaging:Each; SVHC:No</text:p>
          </table:table-cell>
          <table:table-cell office:value-type="string" table:style-name="ce3">
            <text:p>MURATA POWER SOLUTIONS</text:p>
          </table:table-cell>
          <table:table-cell office:value-type="string" table:style-name="ce4">
            <text:p>11R153C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26</text:p>
          </table:table-cell>
          <table:table-cell table:style-name="ce3"/>
          <table:table-cell table:style-name="ce1"/>
          <table:table-cell table:number-columns-repeated="3" table:style-name="ce3"/>
          <table:table-cell office:value-type="float" office:value="26" table:style-name="ce3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DUCTOR, POWER, 2.2UH, SEMI SHIELDED; Product Range:SRN3015 Series; Inductance:2.2µH; RMS Current (Irms):1.8A; Saturation Current (Isat):1.65A; Inductor Construction:Semishielded; DC Resistance Max:0.072ohm; Power Induc</text:p>
          </table:table-cell>
          <table:table-cell office:value-type="string" table:style-name="ce3">
            <text:p>BOURNS</text:p>
          </table:table-cell>
          <table:table-cell office:value-type="string" table:style-name="ce4">
            <text:p>SRN3015-2R2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49</text:p>
          </table:table-cell>
          <table:table-cell table:number-columns-repeated="5" table:style-name="ce3"/>
          <table:table-cell office:value-type="float" office:value="49" table:style-name="ce3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XTAL, 24.000MHZ, 18PF, SMD, 5.0X3.2; Frequency Nom:24MHz; Crystal Case:SMD, 5mm x 3.2mm; Frequency Stability + / -:30ppm; Load Capacitance:18pF; Frequency Tolerance + / -:30ppm; Product Range:7A Series; Operating Tempera</text:p>
          </table:table-cell>
          <table:table-cell office:value-type="string" table:style-name="ce3">
            <text:p>TXC</text:p>
          </table:table-cell>
          <table:table-cell office:value-type="string" table:style-name="ce4">
            <text:p>7A-24.000MAAJ-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000</text:p>
          </table:table-cell>
          <table:table-cell table:style-name="ce3">
            <draw:frame draw:z-index="2" draw:id="id1" draw:style-name="a1" draw:name="Picture 2" svg:x="0.41667in" svg:y="0.16667in" svg:width="0.34167in" svg:height="0.36193in" style:rel-width="scale" style:rel-height="scale">
              <draw:image xlink:href="media/image2.jpeg" xlink:type="simple" xlink:show="embed" xlink:actuate="onLoad"/>
              <svg:title/>
              <svg:desc>http://in.element14.com/productimages/standard/en_US/4824453.jpg</svg:desc>
            </draw:frame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INDUCTOR, POWER, 22UH, SEMI SHIELDED; Product Range:SRN6045 Series; Inductance:22µH; RMS Current (Irms):1.5A; Saturation Current (Isat):1.9A; Inductor Construction:Shielded; DC Resistance Max:0.142ohm; Power Inductor Cas</text:p>
          </table:table-cell>
          <table:table-cell office:value-type="string" table:style-name="ce3">
            <text:p>BOURNS</text:p>
          </table:table-cell>
          <table:table-cell office:value-type="string" table:style-name="ce4">
            <text:p>SRN6045-220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40</text:p>
          </table:table-cell>
          <table:table-cell table:style-name="ce1"/>
          <table:table-cell table:number-columns-repeated="4" table:style-name="ce3"/>
          <table:table-cell office:value-type="float" office:value="40" table:style-name="ce3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IODE, VARICAP, 18.6PF, 0.02A, SC-79; Capacitance Cd Max @ Vr F:18.6pF; Forward Current If(AV):20mA; Repetitive Reverse Voltage Vrrm Max:10V; Operating Temperature Max:125°C; Diode Case Style:SC-79; No. of Pins:2 Pin; Pa</text:p>
          </table:table-cell>
          <table:table-cell office:value-type="string" table:style-name="ce3">
            <text:p>INFINEON</text:p>
          </table:table-cell>
          <table:table-cell office:value-type="string" table:style-name="ce4">
            <text:p>BBY5702VH6327XTSA1or BB13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inimum order quantity-5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BOARD-BOARD CONNECTOR HEADER, 6 POSITION, 2ROWContacts; Contact Materi</text:p>
          </table:table-cell>
          <table:table-cell office:value-type="string" table:style-name="ce3">
            <text:p>HARWIN</text:p>
          </table:table-cell>
          <table:table-cell office:value-type="string" table:style-name="ce4">
            <text:p>M22-25203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s.31</text:p>
          </table:table-cell>
          <table:table-cell table:number-columns-repeated="5" table:style-name="ce3"/>
          <table:table-cell office:value-type="float" office:value="31" table:style-name="ce3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 Connector Type:USB Type A; USB Standard:USB 2.0; Gender:Receptacle; No. of Positions:4Ways; Connector Mounting:Surface Mount; Orientation:Right Angle; Contact Material:Phosphor Bronze; Contact Plati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3260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84</text:p>
          </table:table-cell>
          <table:table-cell table:number-columns-repeated="5" table:style-name="ce3"/>
          <table:table-cell office:value-type="float" office:value="84" table:style-name="ce3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, 2.0 TYPE A, PLUG, SMT; USB Connector Type:USB Type A; USB Standard:USB 2.0; Gender:Plug; No. of Positions:4Ways; Connector Mounting:Surface Mount; Orientation:Horizontal; Contact Material:Copper Alloy; Contact Plati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00099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0</text:p>
          </table:table-cell>
          <table:table-cell table:style-name="ce3">
            <draw:frame draw:z-index="3" draw:id="id2" draw:style-name="a2" draw:name="Picture 3" svg:x="0.35in" svg:y="0.16667in" svg:width="0.392in" svg:height="0.29167in" style:rel-width="scale" style:rel-height="scale">
              <draw:image xlink:href="media/image3.jpeg" xlink:type="simple" xlink:show="embed" xlink:actuate="onLoad"/>
              <svg:title/>
              <svg:desc>MULTICOMP MCPS3316MT150</svg:desc>
            </draw:frame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MCPS3316MT150 - INDUCTOR, 15UH, 2A, 20%, 25MHz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PS3316MT1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12</text:p>
          </table:table-cell>
          <table:table-cell table:style-name="ce3"/>
          <table:table-cell table:style-name="ce1"/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CPD1608MT150 - INDUCTOR, UN-SHIELDED, 15UH, SMD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PD1608MT1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5</text:p>
          </table:table-cell>
          <table:table-cell table:style-name="ce3">
            <draw:frame draw:z-index="4" draw:id="id3" draw:style-name="a3" draw:name="Picture 4" svg:x="0.36667in" svg:y="0.00833in" svg:width="0.34167in" svg:height="0.26042in" style:rel-width="scale" style:rel-height="scale">
              <draw:image xlink:href="media/image4.jpeg" xlink:type="simple" xlink:show="embed" xlink:actuate="onLoad"/>
              <svg:title/>
              <svg:desc>MULTICOMP MCPD1608MT150</svg:desc>
            </draw:frame>
          </table:table-cell>
          <table:table-cell table:style-name="ce1"/>
          <table:table-cell table:number-columns-repeated="3" table:style-name="ce3"/>
          <table:table-cell office:value-type="float" office:value="5" table:style-name="ce3">
            <text:p>5</text:p>
          </table:table-cell>
          <table:table-cell table:number-columns-repeated="16373"/>
        </table:table-row>
        <table:table-row table:style-name="ro1">
          <table:table-cell table:number-columns-repeated="2" table:style-name="ce3"/>
          <table:table-cell office:value-type="string" table:style-name="ce3">
            <text:p>Total amount</text:p>
          </table:table-cell>
          <table:table-cell table:style-name="ce3"/>
          <table:table-cell office:value-type="string" table:style-name="ce3">
            <text:p>Rs.1935 (Including tax and shipping charges)</text:p>
          </table:table-cell>
          <table:table-cell table:number-columns-repeated="5" table:style-name="ce3"/>
          <table:table-cell office:value-type="float" office:value="1577" table:formula="of:=SUM([.K2:.K17])" table:style-name="ce3">
            <text:p>1577</text:p>
          </table:table-cell>
          <table:table-cell table:number-columns-repeated="16373"/>
        </table:table-row>
        <table:table-row table:style-name="ro1">
          <table:table-cell table:number-columns-repeated="10" table:style-name="ce3"/>
          <table:table-cell office:value-type="float" office:value="358" table:formula="of:=1935-[.K18]" table:style-name="ce3">
            <text:p>358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dc:creator>Samanta, Samarjit</dc:creator>
    <dc:date>2017-08-29T11:00:35Z</dc:date>
    <meta:editing-cycles>1</meta:editing-cycles>
    <meta:editing-duration>PT907S</meta:editing-duration>
  </office:meta>
</office:document-meta>
</file>